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57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092cm"/>
    </style:style>
    <style:style style:name="ro1" style:family="table-row">
      <style:table-row-properties style:row-height="3.13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VOC">
      <style:table-properties table:display="true" style:writing-mode="lr-tb"/>
    </style:style>
    <style:style style:name="ta2" style:family="table" style:master-page-name="PageStyle_5f_VOI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3" style:family="table-cell" style:parent-style-name="Default">
      <style:table-cell-properties fo:background-color="#dcdcdc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ndale Mon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fo:background-color="#dcdcd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ndale Mon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ext-properties style:font-name="Andale Mono" fo:font-size="16pt" style:font-size-asian="16pt" style:font-size-complex="16pt"/>
    </style:style>
    <style:style style:name="ce7" style:family="table-cell" style:parent-style-name="Default" style:data-style-name="N0"/>
    <style:style style:name="ce12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1"/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4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ce7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5" table:default-cell-style-name="ce14"/>
        <table:table-column table:style-name="co7" table:number-columns-repeated="52" table:default-cell-style-name="Default"/>
        <table:table-row table:style-name="ro1">
          <table:table-cell table:style-name="ce3" office:value-type="string" calcext:value-type="string">
            <text:p>KW</text:p>
          </table:table-cell>
          <table:table-cell table:style-name="ce3" office:value-type="string" calcext:value-type="string">
            <text:p>B.1.1.7</text:p>
          </table:table-cell>
          <table:table-cell table:style-name="ce3" office:value-type="string" calcext:value-type="string">
            <text:p>B.1.351</text:p>
          </table:table-cell>
          <table:table-cell table:style-name="ce3" office:value-type="string" calcext:value-type="string">
            <text:p>B.1.617.2</text:p>
          </table:table-cell>
          <table:table-cell table:style-name="ce3" office:value-type="string" calcext:value-type="string">
            <text:p>P.1</text:p>
          </table:table-cell>
          <table:table-cell table:style-name="ce3" office:value-type="string" calcext:value-type="string">
            <text:p>Andere</text:p>
          </table:table-cell>
          <table:table-cell table:style-name="ce3"/>
          <table:table-cell table:style-name="ce12" table:number-columns-repeated="4"/>
          <table:table-cell/>
          <table:table-cell table:style-name="ce5" table:number-columns-repeated="3"/>
          <table:table-cell table:number-columns-repeated="4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5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5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5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2472" calcext:value-type="float">
            <text:p>247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5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float" office:value="3043" calcext:value-type="float">
            <text:p>304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5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float" office:value="2934" calcext:value-type="float">
            <text:p>293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5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float" office:value="3289" calcext:value-type="float">
            <text:p>328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5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float" office:value="3529" calcext:value-type="float">
            <text:p>352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5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float" office:value="3998" calcext:value-type="float">
            <text:p>399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1" calcext:value-type="float">
            <text:p>181</text:p>
          </table:table-cell>
          <table:table-cell table:number-columns-repeated="5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51" calcext:value-type="float">
            <text:p>445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6" calcext:value-type="float">
            <text:p>206</text:p>
          </table:table-cell>
          <table:table-cell table:number-columns-repeated="5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float" office:value="3560" calcext:value-type="float">
            <text:p>356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5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float" office:value="4301" calcext:value-type="float">
            <text:p>4301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5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float" office:value="3554" calcext:value-type="float">
            <text:p>355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2" calcext:value-type="float">
            <text:p>182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" calcext:value-type="float">
            <text:p>366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float" office:value="2672" calcext:value-type="float">
            <text:p>267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1" calcext:value-type="float">
            <text:p>18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99" calcext:value-type="float">
            <text:p>149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47" calcext:value-type="float">
            <text:p>18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97" calcext:value-type="float">
            <text:p>149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 table:number-columns-repeated="58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OI" table:style-name="ta2">
        <office:forms form:automatic-focus="false" form:apply-design-mode="false"/>
        <table:table-column table:style-name="co8" table:number-columns-repeated="64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A.23.1_Anzahl</text:p>
          </table:table-cell>
          <table:table-cell office:value-type="string" calcext:value-type="string">
            <text:p>A.27_Anzahl</text:p>
          </table:table-cell>
          <table:table-cell office:value-type="string" calcext:value-type="string">
            <text:p>B.1.1.318+AZ.1+AZ.2+AZ.2.1+AZ.3+AZ.4+AZ.5+AZ.6_Anzahl</text:p>
          </table:table-cell>
          <table:table-cell office:value-type="string" calcext:value-type="string">
            <text:p>B.1.427_Anzahl</text:p>
          </table:table-cell>
          <table:table-cell office:value-type="string" calcext:value-type="string">
            <text:p>B.1.429+B.1.429.1_Anzahl</text:p>
          </table:table-cell>
          <table:table-cell office:value-type="string" calcext:value-type="string">
            <text:p>B.1.525_Anzahl</text:p>
          </table:table-cell>
          <table:table-cell office:value-type="string" calcext:value-type="string">
            <text:p>B.1.526_Anzahl</text:p>
          </table:table-cell>
          <table:table-cell office:value-type="string" calcext:value-type="string">
            <text:p>B.1.617.1_Anzahl</text:p>
          </table:table-cell>
          <table:table-cell office:value-type="string" calcext:value-type="string">
            <text:p>B.1.620_Anzahl</text:p>
          </table:table-cell>
          <table:table-cell office:value-type="string" calcext:value-type="string">
            <text:p>C.36.3+C.36.3.1_Anzahl</text:p>
          </table:table-cell>
          <table:table-cell office:value-type="string" calcext:value-type="string">
            <text:p>C.37+C.37.1_Anzahl</text:p>
          </table:table-cell>
          <table:table-cell office:value-type="string" calcext:value-type="string">
            <text:p>P.2_Anzahl</text:p>
          </table:table-cell>
          <table:table-cell office:value-type="string" calcext:value-type="string">
            <text:p>P.3_Anzahl</text:p>
          </table:table-cell>
          <table:table-cell office:value-type="string" calcext:value-type="string">
            <text:p>Gesamt_Anzah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2:.N2])" office:value-type="float" office:value="2" calcext:value-type="float">
            <text:p>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N3])" office:value-type="float" office:value="2" calcext:value-type="float">
            <text:p>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4:.N4])" office:value-type="float" office:value="6" calcext:value-type="float">
            <text:p>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5:.N5])" office:value-type="float" office:value="15" calcext:value-type="float">
            <text:p>1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6:.N6])" office:value-type="float" office:value="19" calcext:value-type="float">
            <text:p>1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N7])" office:value-type="float" office:value="37" calcext:value-type="float">
            <text:p>3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N8])" office:value-type="float" office:value="30" calcext:value-type="float">
            <text:p>3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N9])" office:value-type="float" office:value="49" calcext:value-type="float">
            <text:p>4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0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N10])" office:value-type="float" office:value="91" calcext:value-type="float">
            <text:p>9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N11])" office:value-type="float" office:value="99" calcext:value-type="float">
            <text:p>9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12:.N12])" office:value-type="float" office:value="123" calcext:value-type="float">
            <text:p>12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3:.N13])" office:value-type="float" office:value="126" calcext:value-type="float">
            <text:p>1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:.N14])" office:value-type="float" office:value="90" calcext:value-type="float">
            <text:p>9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5:.N15])" office:value-type="float" office:value="103" calcext:value-type="float">
            <text:p>10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N16])" office:value-type="float" office:value="181" calcext:value-type="float">
            <text:p>18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N17])" office:value-type="float" office:value="206" calcext:value-type="float">
            <text:p>20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N18])" office:value-type="float" office:value="137" calcext:value-type="float">
            <text:p>13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N19])" office:value-type="float" office:value="244" calcext:value-type="float">
            <text:p>24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N20])" office:value-type="float" office:value="182" calcext:value-type="float">
            <text:p>18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N21])" office:value-type="float" office:value="112" calcext:value-type="float">
            <text:p>11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N22])" office:value-type="float" office:value="66" calcext:value-type="float">
            <text:p>6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N23])" office:value-type="float" office:value="84" calcext:value-type="float">
            <text:p>8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N24])" office:value-type="float" office:value="62" calcext:value-type="float">
            <text:p>6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N25])" office:value-type="float" office:value="30" calcext:value-type="float">
            <text:p>3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6:.N26])" office:value-type="float" office:value="29" calcext:value-type="float">
            <text:p>2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7:.N27])" office:value-type="float" office:value="8" calcext:value-type="float">
            <text:p>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N28])" office:value-type="float" office:value="7" calcext:value-type="float">
            <text:p>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9:.N29])" office:value-type="float" office:value="5" calcext:value-type="float">
            <text:p>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0:.N30])" office:value-type="float" office:value="3" calcext:value-type="float">
            <text:p>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1:.N31])" office:value-type="float" office:value="5" calcext:value-type="float">
            <text:p>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KW3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32:.N32])" office:value-type="float" office:value="0" calcext:value-type="float">
            <text:p>0</text:p>
          </table:table-cell>
          <table:table-cell table:number-columns-repeated="49"/>
        </table:table-row>
        <table:table-row table:style-name="ro3">
          <table:table-cell/>
          <table:table-cell table:number-columns-repeated="13" office:value-type="float" office:value="0" calcext:value-type="float">
            <text:p>0</text:p>
          </table:table-cell>
          <table:table-cell table:formula="of:=SUM([.B33:.N33])" office:value-type="float" office:value="0" calcext:value-type="float">
            <text:p>0</text:p>
          </table:table-cell>
          <table:table-cell table:number-columns-repeated="49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1" number:min-decimal-places="1" number:min-integer-digits="1"/>
      <number:text>%</number:text>
    </number:percentage-style>
    <number:number-style style:name="N146">
      <number:number number:decimal-places="1" number:min-decimal-places="1"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.00.0000</text:date>, <text:time style:data-style-name="N2" text:time-value="15:25:12.0572377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I" style:display-name="PageStyle_V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5:47:06</meta:creation-date>
    <dc:language>de-DE</dc:language>
    <dc:creator>Thomas Arend</dc:creator>
    <dc:date>2021-08-28T15:30:49.369506479</dc:date>
    <meta:editing-cycles>23</meta:editing-cycles>
    <meta:editing-duration>PT21H8M59S</meta:editing-duration>
    <meta:generator>LibreOffice/7.1.5.2$Linux_X86_64 LibreOffice_project/10$Build-2</meta:generator>
    <meta:document-statistic meta:table-count="2" meta:cell-count="692" meta:object-count="0"/>
    <meta:user-defined meta:name="AppVersion">15.0000</meta:user-defined>
  </office:meta>
</office:document-meta>
</file>